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268b" officeooo:paragraph-rsid="0015268b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officeooo:rsid="0015268b" officeooo:paragraph-rsid="0015268b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style:text-underline-style="none" officeooo:rsid="0015268b" officeooo:paragraph-rsid="0015268b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5268b" officeooo:paragraph-rsid="0015268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60e1d" officeooo:paragraph-rsid="00160e1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784b04" loext:opacity="100%" style:font-name="Arial" fo:font-size="12pt" style:text-underline-style="none" officeooo:rsid="001773ae" officeooo:paragraph-rsid="001773ae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784b04" loext:opacity="100%" style:font-name="Arial" fo:font-size="12pt" style:text-underline-style="none" officeooo:rsid="00178935" officeooo:paragraph-rsid="00178935" fo:background-color="transparen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784b04" loext:opacity="100%" style:font-name="Arial" fo:font-size="12pt" style:text-underline-style="none" officeooo:rsid="001773ae" officeooo:paragraph-rsid="001773a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5eb91e" loext:opacity="100%" officeooo:paragraph-rsid="001773ae" fo:background-color="transparent"/>
    </style:style>
    <style:style style:name="P10" style:family="paragraph" style:parent-style-name="Standard">
      <style:paragraph-properties fo:text-align="start" style:justify-single-word="false"/>
      <style:text-properties fo:color="#5eb91e" loext:opacity="100%" style:font-name="Arial" fo:font-size="12pt" style:text-underline-style="none" officeooo:rsid="001773ae" officeooo:paragraph-rsid="001773ae" style:font-size-asian="12pt" style:font-size-complex="12pt"/>
    </style:style>
    <style:style style:name="T1" style:family="text">
      <style:text-properties officeooo:rsid="00160e1d"/>
    </style:style>
    <style:style style:name="T2" style:family="text">
      <style:text-properties officeooo:rsid="001773ae"/>
    </style:style>
    <style:style style:name="T3" style:family="text">
      <style:text-properties style:font-name="Arial" fo:font-size="12pt" style:text-underline-style="none" officeooo:rsid="001773a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AUD Arthur</text:p>
      <text:p text:style-name="P1">QUINCIEU Romain</text:p>
      <text:p text:style-name="P2">Messy-Chess : Journal de bord</text:p>
      <text:p text:style-name="P2"/>
      <text:p text:style-name="P3"/>
      <text:p text:style-name="P3"/>
      <text:p text:style-name="P4">17/09 : </text:p>
      <text:p text:style-name="P4">- Réflexions sur les différentes pièces et sur le principe du jeux</text:p>
      <text:p text:style-name="P4">- Début de la map et de la classe Pièce</text:p>
      <text:p text:style-name="P4"/>
      <text:p text:style-name="P4">18/09 à 22/09</text:p>
      <text:p text:style-name="P4">- Création des premier assets pour Pygame</text:p>
      <text:p text:style-name="P4">- Avancement sur la map et les pièce (système de dégâts, de point de vie)</text:p>
      <text:p text:style-name="P4"/>
      <text:p text:style-name="P4">23/09 au 28/09</text:p>
      <text:p text:style-name="P4">- Création des sous-classes</text:p>
      <text:p text:style-name="P8"># - Comprendre le principe d’héritage</text:p>
      <text:p text:style-name="P10">=&gt; Internet remplit de ressource </text:p>
      <text:p text:style-name="P4">- Prototypages des déplacements</text:p>
      <text:p text:style-name="P4">- Patch de bug comme le stockage des pièces</text:p>
      <text:p text:style-name="P4"/>
      <text:p text:style-name="P4">29/09 au 31/09</text:p>
      <text:p text:style-name="P4">- Ajout des déplacements et prototypages de l’attaque des pièces</text:p>
      <text:p text:style-name="P6"># - Difficultés à faire bougés les pièces et à les faire attaquer</text:p>
      <text:p text:style-name="P4">- <text:span text:style-name="T1">Ajout de la classe Game qui permet de géré les pièces</text:span></text:p>
      <text:p text:style-name="P4"/>
      <text:p text:style-name="P5">05/10 au 07/10</text:p>
      <text:p text:style-name="P5">- Ajout des commandes et des inputs <text:span text:style-name="T2">pour l’interface utilisateur</text:span></text:p>
      <text:p text:style-name="P6"># - Incompatibilités entre les inputs consoles et Pygame (abandon de Pygame)</text:p>
      <text:p text:style-name="P7"># - Encore de problème sur les inputs car trop de cas particulier</text:p>
      <text:p text:style-name="P9"><text:span text:style-name="T3">=&gt; On pourrait fermer la fenêtre et la rouvrir mais la latence et trop importan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0:48:46.649000000</meta:creation-date>
    <dc:date>2021-10-07T21:54:25.243000000</dc:date>
    <meta:editing-duration>PT21M57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4" meta:word-count="180" meta:character-count="980" meta:non-whitespace-character-count="822"/>
  </office:meta>
</office:document-meta>
</file>